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50%" fo:text-align="justify" style:justify-single-word="false"/>
      <style:text-properties style:font-name="arial" fo:font-size="14pt" officeooo:rsid="000f280d" officeooo:paragraph-rsid="000f280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n from this udemy course:</text:p>
      <text:p text:style-name="P1"/>
      <text:p text:style-name="P1">TCP mock server made in C/C++ from scratch, in englis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14:51.760533743</meta:creation-date>
    <dc:date>2025-05-22T14:15:53.657063933</dc:date>
    <meta:editing-duration>PT1M2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2" meta:word-count="15" meta:character-count="83" meta:non-whitespace-character-count="70"/>
  </office:meta>
</office:document-meta>
</file>